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7.007cm" fo:margin-left="0cm" table:align="left" style:shadow="none"/>
    </style:style>
    <style:style style:name="Tabelle4.A" style:family="table-column">
      <style:table-column-properties style:column-width="1cm"/>
    </style:style>
    <style:style style:name="Tabelle4.B" style:family="table-column">
      <style:table-column-properties style:column-width="6.805cm"/>
    </style:style>
    <style:style style:name="Tabelle4.C" style:family="table-column">
      <style:table-column-properties style:column-width="1.085cm"/>
    </style:style>
    <style:style style:name="Tabelle4.D" style:family="table-column">
      <style:table-column-properties style:column-width="1.605cm"/>
    </style:style>
    <style:style style:name="Tabelle4.E" style:family="table-column">
      <style:table-column-properties style:column-width="1.702cm"/>
    </style:style>
    <style:style style:name="Tabelle4.F" style:family="table-column">
      <style:table-column-properties style:column-width="4.81cm"/>
    </style:style>
    <style:style style:name="Tabelle4.A1" style:family="table-cell">
      <style:table-cell-properties fo:padding="0.097cm" fo:border="none"/>
    </style:style>
    <style:style style:name="Tabelle4.A3" style:family="table-cell">
      <style:table-cell-properties fo:background-color="#dddddd" fo:padding="0.097cm" fo:border="none">
        <style:background-image/>
      </style:table-cell-properties>
    </style:style>
    <style:style style:name="Tabelle4.F3" style:family="table-cell">
      <style:table-cell-properties fo:background-color="#dddddd" fo:padding="0.097cm" fo:border-left="1pt solid #000000" fo:border-right="none" fo:border-top="none" fo:border-bottom="none">
        <style:background-image/>
      </style:table-cell-properties>
    </style:style>
    <style:style style:name="Tabelle2" style:family="table">
      <style:table-properties style:width="10.499cm" table:align="left"/>
    </style:style>
    <style:style style:name="Tabelle2.A" style:family="table-column">
      <style:table-column-properties style:column-width="3.404cm"/>
    </style:style>
    <style:style style:name="Tabelle2.B" style:family="table-column">
      <style:table-column-properties style:column-width="0.991cm"/>
    </style:style>
    <style:style style:name="Tabelle2.C" style:family="table-column">
      <style:table-column-properties style:column-width="6.103cm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padding="0.097cm" fo:border-left="none" fo:border-right="none" fo:border-top="1pt solid #000000" fo:border-bottom="none"/>
    </style:style>
    <style:style style:name="Tabelle1" style:family="table" style:master-page-name="">
      <style:table-properties style:width="17.007cm" fo:margin-left="0cm" style:page-number="auto" table:align="left" style:shadow="none"/>
    </style:style>
    <style:style style:name="Tabelle1.A" style:family="table-column">
      <style:table-column-properties style:column-width="1cm"/>
    </style:style>
    <style:style style:name="Tabelle1.B" style:family="table-column">
      <style:table-column-properties style:column-width="0.293cm"/>
    </style:style>
    <style:style style:name="Tabelle1.C" style:family="table-column">
      <style:table-column-properties style:column-width="6.512cm"/>
    </style:style>
    <style:style style:name="Tabelle1.D" style:family="table-column">
      <style:table-column-properties style:column-width="2.738cm"/>
    </style:style>
    <style:style style:name="Tabelle1.E" style:family="table-column">
      <style:table-column-properties style:column-width="1.655cm"/>
    </style:style>
    <style:style style:name="Tabelle1.F" style:family="table-column">
      <style:table-column-properties style:column-width="4.81cm"/>
    </style:style>
    <style:style style:name="Tabelle1.A1" style:family="table-cell">
      <style:table-cell-properties fo:background-color="#dddddd" fo:padding="0.097cm" fo:border-left="none" fo:border-right="none" fo:border-top="none" fo:border-bottom="0.5pt solid #000000">
        <style:background-image/>
      </style:table-cell-properties>
    </style:style>
    <style:style style:name="Tabelle1.B1" style:family="table-cell">
      <style:table-cell-properties fo:background-color="transparent" fo:padding="0.097cm" fo:border="none">
        <style:background-image/>
      </style:table-cell-properties>
    </style:style>
    <style:style style:name="Tabelle1.F1" style:family="table-cell">
      <style:table-cell-properties fo:background-color="transparent" fo:padding="0.097cm" fo:border-left="1pt solid #000000" fo:border-right="none" fo:border-top="none" fo:border-bottom="0.5pt solid #000000">
        <style:background-image/>
      </style:table-cell-properties>
    </style:style>
    <style:style style:name="Tabelle1.2" style:family="table-row">
      <style:table-row-properties style:min-row-height="0.011cm"/>
    </style:style>
    <style:style style:name="Tabelle1.B2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text-properties fo:font-size="12pt" fo:font-weight="bold" officeooo:paragraph-rsid="0008e067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08e067" officeooo:paragraph-rsid="000cb1a3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officeooo:rsid="0008e067" officeooo:paragraph-rsid="000cb1a3" style:font-size-asian="12pt" style:font-size-complex="12pt"/>
    </style:style>
    <style:style style:name="P4" style:family="paragraph" style:parent-style-name="Standard">
      <style:text-properties officeooo:paragraph-rsid="000cb1a3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officeooo:rsid="000b6201" officeooo:paragraph-rsid="000cb1a3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officeooo:rsid="000c0f2a" officeooo:paragraph-rsid="000cb1a3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2pt" fo:font-weight="bold" officeooo:paragraph-rsid="000cb1a3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normal" officeooo:rsid="000b6201" officeooo:paragraph-rsid="000cb1a3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normal" officeooo:rsid="000c0f2a" officeooo:paragraph-rsid="000cb1a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officeooo:rsid="000dd6e5" officeooo:paragraph-rsid="000dd6e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>
      <style:text-properties fo:font-size="12pt" officeooo:rsid="0008e067" officeooo:paragraph-rsid="000cb1a3" style:font-size-asian="12pt" style:font-size-complex="12pt"/>
    </style:style>
    <style:style style:name="P14" style:family="paragraph" style:parent-style-name="Standard">
      <style:text-properties fo:font-size="12pt" officeooo:rsid="0008e067" officeooo:paragraph-rsid="00242b11" style:font-size-asian="12pt" style:font-size-complex="12pt"/>
    </style:style>
    <style:style style:name="P15" style:family="paragraph" style:parent-style-name="Standard">
      <style:text-properties fo:font-size="12pt" officeooo:rsid="000cb1a3" officeooo:paragraph-rsid="00242b11" style:font-size-asian="12pt" style:font-size-complex="12pt"/>
    </style:style>
    <style:style style:name="P16" style:family="paragraph" style:parent-style-name="Standard">
      <style:text-properties fo:font-size="12pt" fo:font-weight="bold" officeooo:rsid="0008e067" officeooo:paragraph-rsid="000cb1a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8e067" officeooo:paragraph-rsid="00242b1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font-size="2pt" style:font-size-asian="2pt" style:font-size-complex="2pt"/>
    </style:style>
    <style:style style:name="P20" style:family="paragraph" style:parent-style-name="Standard">
      <style:text-properties fo:font-size="2pt" style:font-size-asian="1.75pt" style:font-size-complex="2pt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fo:font-size="12pt" fo:font-weight="bold" officeooo:rsid="0008e067" officeooo:paragraph-rsid="00188e6c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rsid="0008e067" officeooo:paragraph-rsid="00188e6c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normal" officeooo:rsid="000cb1a3" officeooo:paragraph-rsid="000cb1a3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12pt" fo:font-weight="normal" officeooo:rsid="000cb1a3" officeooo:paragraph-rsid="00242b11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normal" officeooo:rsid="0008e067" officeooo:paragraph-rsid="000cb1a3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normal" officeooo:rsid="0008e067" officeooo:paragraph-rsid="00188e6c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fo:font-size="12pt" fo:font-style="normal" fo:font-weight="normal" officeooo:paragraph-rsid="000cb1a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font-size="12pt" fo:font-style="normal" fo:font-weight="normal" officeooo:rsid="0008e067" officeooo:paragraph-rsid="00188e6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0dd6e5" officeooo:paragraph-rsid="000dd6e5" style:font-size-asian="12pt" style:font-size-complex="12pt"/>
    </style:style>
    <style:style style:name="P32" style:family="paragraph" style:parent-style-name="Tabellen_20_Notiz">
      <style:paragraph-properties fo:margin-left="0.199cm" fo:margin-right="0cm" fo:margin-top="0cm" fo:margin-bottom="0cm" style:contextual-spacing="false" fo:text-indent="0cm" style:auto-text-indent="false" text:number-lines="false" text:line-number="0"/>
      <style:text-properties fo:font-size="9pt" fo:font-style="normal" fo:font-weight="normal" officeooo:paragraph-rsid="000cb1a3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Tabellen_20_Notiz">
      <style:paragraph-properties fo:margin-left="0.199cm" fo:margin-right="0cm" fo:margin-top="0cm" fo:margin-bottom="0cm" style:contextual-spacing="false" fo:text-indent="0cm" style:auto-text-indent="false" text:number-lines="false" text:line-number="0"/>
      <style:text-properties fo:font-size="9pt" fo:font-style="normal" officeooo:paragraph-rsid="000cb1a3" style:font-size-asian="9pt" style:font-style-asian="normal" style:font-size-complex="9pt" style:font-style-complex="normal"/>
    </style:style>
    <style:style style:name="P34" style:family="paragraph" style:parent-style-name="Tabellen_20_Notiz">
      <style:paragraph-properties fo:margin-left="0cm" fo:margin-right="0cm" fo:margin-top="0cm" fo:margin-bottom="0cm" style:contextual-spacing="false" fo:text-indent="0cm" style:auto-text-indent="false" text:number-lines="false" text:line-number="0">
        <style:tab-stops/>
      </style:paragraph-properties>
      <style:text-properties fo:font-size="9pt" fo:font-style="normal" officeooo:paragraph-rsid="00188e6c" style:font-size-asian="9pt" style:font-style-asian="normal" style:font-size-complex="9pt" style:font-style-complex="normal"/>
    </style:style>
    <style:style style:name="T1" style:family="text">
      <style:text-properties officeooo:rsid="00165c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RDER</text:text-input></text:p>
      <text:p text:style-name="Standard"><text:placeholder text:placeholder-type="text">&lt;setLang(o.partner_id.lang or 'de_DE')&gt;</text:placeholder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table:number-columns-spanned="3" office:value-type="string">
            <text:p text:style-name="P1"><text:text-input text:description="&lt;o.partner_shipping_id.mail_address&gt;">SHIPPING_ADDRESS</text:text-input></text:p>
          </table:table-cell>
          <table:covered-table-cell/>
          <table:covered-table-cell/>
          <table:table-cell table:style-name="Tabelle4.A1" table:number-columns-spanned="2" office:value-type="string">
            <text:p text:style-name="P3">Auftrag:</text:p>
            <text:p text:style-name="P15">Datum:</text:p>
            <text:p text:style-name="P14">Bearbeiter:</text:p>
            <text:p text:style-name="P14">Referenz:</text:p>
          </table:table-cell>
          <table:covered-table-cell/>
          <table:table-cell table:style-name="Tabelle4.A1" office:value-type="string">
            <text:p text:style-name="P2"><text:text-input text:description="&lt;o.name or ''&gt;">name</text:text-input></text:p>
            <text:p text:style-name="P25"><text:text-input text:description="&lt;o.date_order and formatLang(o.date_order,date=True) or ''&gt;">date</text:text-input></text:p>
            <text:p text:style-name="P17"><text:text-input text:description="&lt;o.user_id and o.user_id.name or ''&gt;">user</text:text-input></text:p>
            <text:p text:style-name="P17"><text:text-input text:description="&lt;o.client_order_ref or ''&gt;">clientref</text:text-input></text:p>
          </table:table-cell>
        </table:table-row>
        <table:table-row>
          <table:table-cell table:style-name="Tabelle4.A1" table:number-columns-spanned="3" office:value-type="string">
            <text:p text:style-name="P1"/>
          </table:table-cell>
          <table:covered-table-cell/>
          <table:covered-table-cell/>
          <table:table-cell table:style-name="Tabelle4.A1" table:number-columns-spanned="2" office:value-type="string">
            <text:p text:style-name="P3"/>
          </table:table-cell>
          <table:covered-table-cell/>
          <table:table-cell table:style-name="Tabelle4.A1" office:value-type="string">
            <text:p text:style-name="P2"/>
          </table:table-cell>
        </table:table-row>
        <table:table-row>
          <table:table-cell table:style-name="Tabelle4.A3" office:value-type="string">
            <text:p text:style-name="P6">#</text:p>
          </table:table-cell>
          <table:table-cell table:style-name="Tabelle4.A3" office:value-type="string">
            <text:p text:style-name="P8">Beschreibung</text:p>
          </table:table-cell>
          <table:table-cell table:style-name="Tabelle4.A3" table:number-columns-spanned="2" office:value-type="string">
            <text:p text:style-name="P22">Menge</text:p>
          </table:table-cell>
          <table:covered-table-cell/>
          <table:table-cell table:style-name="Tabelle4.A3" office:value-type="string">
            <text:p text:style-name="P23">Einheit</text:p>
          </table:table-cell>
          <table:table-cell table:style-name="Tabelle4.F3" office:value-type="string">
            <text:p text:style-name="P7">Info</text:p>
          </table:table-cell>
        </table:table-row>
      </table:table>
      <text:p text:style-name="P4"><text:text-input text:description="&lt;for each=&quot;line in sale_order_lines(o)&quot;&gt;">FOR EACH ORDER_LINE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table:number-rows-spanned="2" office:value-type="string">
            <text:p text:style-name="P24"><text:text-input text:description="&lt;line.pos&gt;">000</text:text-input></text:p>
          </table:table-cell>
          <table:table-cell table:style-name="Tabelle1.B1" table:number-columns-spanned="2" office:value-type="string">
            <text:p text:style-name="P28"><text:span text:style-name="T1"><text:text-input text:description="&lt;line.name&gt;">name</text:text-input></text:span></text:p>
          </table:table-cell>
          <table:covered-table-cell/>
          <table:table-cell table:style-name="Tabelle1.B1" office:value-type="string">
            <text:p text:style-name="P29"><text:text-input text:description="&lt;formatLang(line.product_uom_qty) or ''&gt;">QTY</text:text-input></text:p>
          </table:table-cell>
          <table:table-cell table:style-name="Tabelle1.B1" office:value-type="string">
            <text:p text:style-name="P27"><text:text-input text:description="&lt;line.product_uom&gt;">UOM</text:text-input></text:p>
          </table:table-cell>
          <table:table-cell table:style-name="Tabelle1.F1" table:number-rows-spanned="2" office:value-type="string">
            <text:p text:style-name="P26"/>
          </table:table-cell>
        </table:table-row>
        <table:table-row table:style-name="Tabelle1.2">
          <table:covered-table-cell/>
          <table:table-cell table:style-name="Tabelle1.B2" office:value-type="string">
            <text:p text:style-name="P20"/>
          </table:table-cell>
          <table:table-cell table:style-name="Tabelle1.B2" table:number-columns-spanned="3" office:value-type="string">
            <text:p text:style-name="P19"><text:text-input text:description="&lt;if test=&quot;line.note&quot;&gt;">IF NOTE</text:text-input></text:p>
            <text:p text:style-name="P21"><text:text-input text:description="&lt;line.note&gt;">NOTE</text:text-input></text:p>
            <text:p text:style-name="P19"><text:text-input text:description="&lt;/if&gt;">END IF</text:text-input></text:p>
          </table:table-cell>
          <table:covered-table-cell/>
          <table:covered-table-cell/>
          <table:covered-table-cell/>
        </table:table-row>
      </table:table>
      <text:p text:style-name="P5"><text:text-input text:description="&lt;/for&gt;">END ORDER_LINE</text:text-input></text:p>
      <text:p text:style-name="P5"/>
      <text:p text:style-name="P5"/>
      <text:p text:style-name="P5"/>
      <text:p text:style-name="P11">Ware ordnungsgemäß erhalten:</text:p>
      <text:p text:style-name="P11"/>
      <text:p text:style-name="P1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30"/>
          </table:table-cell>
          <table:table-cell table:style-name="Tabelle2.A1" office:value-type="string">
            <text:p text:style-name="P30"/>
          </table:table-cell>
          <table:table-cell table:style-name="Tabelle2.A1" office:value-type="string">
            <text:p text:style-name="P30"/>
          </table:table-cell>
        </table:table-row>
        <table:table-row>
          <table:table-cell table:style-name="Tabelle2.A2" office:value-type="string">
            <text:p text:style-name="P31">Datum</text:p>
          </table:table-cell>
          <table:table-cell table:style-name="Tabelle2.A1" office:value-type="string">
            <text:p text:style-name="P31"/>
          </table:table-cell>
          <table:table-cell table:style-name="Tabelle2.A2" office:value-type="string">
            <text:p text:style-name="P31">Unterschrift</text:p>
          </table:table-cell>
        </table:table-row>
      </table:table>
      <text:p text:style-name="P12"/>
      <text:p text:style-name="Standard"><text:text-input text:description="&lt;/for&gt;">END ORDER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6-11-17T21:09:12.916867483</dc:date>
    <meta:editing-duration>P2DT9H29M11S</meta:editing-duration>
    <meta:editing-cycles>522</meta:editing-cycles>
    <meta:document-statistic meta:table-count="3" meta:image-count="0" meta:object-count="0" meta:page-count="1" meta:paragraph-count="29" meta:word-count="73" meta:character-count="303" meta:non-whitespace-character-count="291"/>
  </office:meta>
</office:document-meta>
</file>